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umbug" svg:font-family="Humbug, 'Helvetica Neu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375.14pt"/>
    </style:style>
    <style:style style:name="co3" style:family="table-column">
      <style:table-column-properties fo:break-before="auto" style:column-width="401.41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44.19pt" fo:break-before="auto" style:use-optimal-row-height="true"/>
    </style:style>
    <style:style style:name="ro4" style:family="table-row">
      <style:table-row-properties style:row-height="86.9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color="#333333" style:text-outline="false" style:text-line-through-style="none" style:text-line-through-type="none" style:font-name="Humbug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Сайты</text:p>
          </table:table-cell>
          <table:table-cell table:style-name="ce3" office:value-type="string" calcext:value-type="string">
            <text:p>На какие книги писал рецензии тот или иной человек</text:p>
          </table:table-cell>
          <table:table-cell table:style-name="ce6" office:value-type="string" calcext:value-type="string">
            <text:p>ISBN</text:p>
          </table:table-cell>
          <table:table-cell/>
        </table:table-row>
        <table:table-row table:style-name="ro2">
          <table:table-cell office:value-type="string" calcext:value-type="string">
            <text:p>https://www.livelib.ru</text:p>
          </table:table-cell>
          <table:table-cell office:value-type="string" calcext:value-type="string">
            <text:p>Можно получить такую информацию</text:p>
            <text:p>https://www.livelib.ru/reader/rasendefliege/reviews</text:p>
          </table:table-cell>
          <table:table-cell office:value-type="string" calcext:value-type="string">
            <text:p>В странице книги есть указание ISBN</text:p>
            <text:p>https://www.livelib.ru/book/1002564926-semievie-nil-stivenson</text:p>
          </table:table-cell>
          <table:table-cell/>
        </table:table-row>
        <table:table-row table:style-name="ro2">
          <table:table-cell office:value-type="string" calcext:value-type="string">
            <text:p>https://www.litres.ru</text:p>
          </table:table-cell>
          <table:table-cell office:value-type="string" calcext:value-type="string">
            <text:p>Можно получить такую информацию</text:p>
            <text:p>https://www.litres.ru/chitateli/7595295/#recenses</text:p>
          </table:table-cell>
          <table:table-cell office:value-type="string" calcext:value-type="string">
            <text:p>Такая же ситуация, что и выше</text:p>
            <text:p>https://www.litres.ru/aleksey-tolstoy/sestry/</text:p>
          </table:table-cell>
          <table:table-cell/>
        </table:table-row>
        <table:table-row table:style-name="ro2">
          <table:table-cell office:value-type="string" calcext:value-type="string">
            <text:p>http://livekniga.ru</text:p>
          </table:table-cell>
          <table:table-cell office:value-type="string" calcext:value-type="string">
            <text:p>Можно получить такую информацию</text:p>
            <text:p>http://livekniga.ru/author/kate_spader/</text:p>
          </table:table-cell>
          <table:table-cell office:value-type="string" calcext:value-type="string">
            <text:p>Невозможно получить в описании книги ISBN</text:p>
            <text:p>http://livekniga.ru/torgovec-pushkami/</text:p>
          </table:table-cell>
          <table:table-cell/>
        </table:table-row>
        <table:table-row table:style-name="ro3">
          <table:table-cell office:value-type="string" calcext:value-type="string">
            <text:p>https://knigopoisk.org</text:p>
          </table:table-cell>
          <table:table-cell table:style-name="ce5" office:value-type="string" calcext:value-type="string">
            <text:p>Невозможно получить список</text:p>
            <text:p> (показывает только количество написанных рецензий)</text:p>
            <text:p>https://knigopoisk.org/personalinfo/index?userid=3182</text:p>
          </table:table-cell>
          <table:table-cell office:value-type="string" calcext:value-type="string">
            <text:p>Невозможно</text:p>
            <text:p>https://knigopoisk.org/books/stiven_king_zelenaya_milya</text:p>
          </table:table-cell>
          <table:table-cell/>
        </table:table-row>
        <table:table-row table:style-name="ro4">
          <table:table-cell office:value-type="string" calcext:value-type="string">
            <text:p>https://bookmix.ru</text:p>
          </table:table-cell>
          <table:table-cell table:style-name="ce5" office:value-type="string" calcext:value-type="string">
            <text:p>Все зависит от рецензента,</text:p>
            <text:p> если человек скрыл свою информацию, </text:p>
            <text:p>невозможно просмотреть.</text:p>
            <text:p> Если открыл доступ, то можно</text:p>
            <text:p><text:a xlink:href="https://bookmix.ru/users/reviews.phtml?uid=86570" xlink:type="simple">https://bookmix.ru/users/reviews.phtml?uid=86570</text:a></text:p>
            <text:p>https://bookmix.ru/users/reviews.phtml?uid=110457</text:p>
          </table:table-cell>
          <table:table-cell office:value-type="string" calcext:value-type="string">
            <text:p>Можно</text:p>
            <text:p>https://bookmix.ru/review.phtml?rid=194489#review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umbug" svg:font-family="Humbug, 'Helvetica Neu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0:55.383413908</meta:creation-date>
    <dc:date>2018-01-23T15:39:03.745698158</dc:date>
    <meta:editing-duration>PT8M11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